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72pt" style:text-underline-style="solid" style:text-underline-width="auto" style:text-underline-color="font-color" officeooo:rsid="001604a6" officeooo:paragraph-rsid="001604a6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none" officeooo:rsid="001604a6" officeooo:paragraph-rsid="001604a6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none" officeooo:rsid="00313203" officeooo:paragraph-rsid="00313203" style:font-size-asian="21pt" style:font-size-complex="24pt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none" officeooo:rsid="001604a6" officeooo:paragraph-rsid="00363e2f" style:font-size-asian="21pt" style:font-size-complex="24pt"/>
    </style:style>
    <style:style style:name="P5" style:family="paragraph" style:parent-style-name="Standard">
      <style:paragraph-properties fo:text-align="start" style:justify-single-word="false"/>
      <style:text-properties fo:font-size="24pt" style:text-underline-style="none" officeooo:rsid="001604a6" officeooo:paragraph-rsid="001604a6" style:font-size-asian="21pt" style:font-size-complex="24pt"/>
    </style:style>
    <style:style style:name="P6" style:family="paragraph" style:parent-style-name="Standard">
      <style:paragraph-properties fo:text-align="start" style:justify-single-word="false"/>
      <style:text-properties fo:font-size="24pt" style:text-underline-style="none" officeooo:rsid="001f99e4" officeooo:paragraph-rsid="0022d65e" style:font-size-asian="21pt" style:font-size-complex="24pt"/>
    </style:style>
    <style:style style:name="P7" style:family="paragraph" style:parent-style-name="Standard">
      <style:paragraph-properties fo:text-align="start" style:justify-single-word="false"/>
      <style:text-properties fo:font-size="24pt" style:text-underline-style="none" officeooo:rsid="0023931f" officeooo:paragraph-rsid="0023931f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style:text-underline-style="none" officeooo:rsid="002b2707" officeooo:paragraph-rsid="002b2707" style:font-size-asian="21pt" style:font-size-complex="24pt"/>
    </style:style>
    <style:style style:name="P9" style:family="paragraph" style:parent-style-name="Standard">
      <style:paragraph-properties fo:text-align="start" style:justify-single-word="false"/>
      <style:text-properties fo:font-size="24pt" style:text-underline-style="none" officeooo:rsid="003d5fee" officeooo:paragraph-rsid="003d5fee" style:font-size-asian="21pt" style:font-size-complex="24pt"/>
    </style:style>
    <style:style style:name="P10" style:family="paragraph" style:parent-style-name="Standard">
      <style:paragraph-properties fo:text-align="start" style:justify-single-word="false"/>
      <style:text-properties fo:font-size="24pt" officeooo:paragraph-rsid="00446d3a"/>
    </style:style>
    <style:style style:name="P11" style:family="paragraph" style:parent-style-name="Standard">
      <style:paragraph-properties fo:text-align="start" style:justify-single-word="false"/>
      <style:text-properties fo:font-size="24pt" style:text-underline-style="none" officeooo:rsid="003d5fee" officeooo:paragraph-rsid="00446d3a" style:font-size-asian="21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size="24pt" style:text-underline-style="none" officeooo:rsid="0048ef0b" officeooo:paragraph-rsid="0048ef0b" style:font-size-asian="21pt" style:font-size-complex="24pt"/>
    </style:style>
    <style:style style:name="P13" style:family="paragraph" style:parent-style-name="Standard">
      <style:paragraph-properties fo:text-align="start" style:justify-single-word="false"/>
      <style:text-properties fo:font-size="24pt" style:text-underline-style="none" officeooo:rsid="004f5f63" officeooo:paragraph-rsid="004f5f63" style:font-size-asian="21pt" style:font-size-complex="24pt"/>
    </style:style>
    <style:style style:name="P14" style:family="paragraph" style:parent-style-name="Standard">
      <style:paragraph-properties fo:text-align="start" style:justify-single-word="false"/>
      <style:text-properties officeooo:paragraph-rsid="002b2707"/>
    </style:style>
    <style:style style:name="P15" style:family="paragraph" style:parent-style-name="Standard">
      <style:paragraph-properties fo:text-align="start" style:justify-single-word="false"/>
      <style:text-properties fo:font-size="24pt" style:text-underline-style="none" officeooo:rsid="005d61e3" officeooo:paragraph-rsid="005d61e3" style:font-size-asian="21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size="24pt" style:text-underline-style="none" officeooo:rsid="00636f89" officeooo:paragraph-rsid="00636f89" style:font-size-asian="21pt" style:font-size-complex="24pt"/>
    </style:style>
    <style:style style:name="P17" style:family="paragraph" style:parent-style-name="Standard">
      <style:paragraph-properties fo:text-align="start" style:justify-single-word="false"/>
      <style:text-properties fo:font-size="24pt" style:text-underline-style="none" officeooo:rsid="00636f89" officeooo:paragraph-rsid="00679c33" style:font-size-asian="21pt" style:font-size-complex="24pt"/>
    </style:style>
    <style:style style:name="P18" style:family="paragraph" style:parent-style-name="Standard">
      <style:paragraph-properties fo:text-align="start" style:justify-single-word="false"/>
      <style:text-properties fo:font-size="24pt" style:text-underline-style="none" officeooo:rsid="006998da" officeooo:paragraph-rsid="006b1ece" style:font-size-asian="21pt" style:font-size-complex="24pt"/>
    </style:style>
    <style:style style:name="P19" style:family="paragraph" style:parent-style-name="Standard">
      <style:paragraph-properties fo:text-align="start" style:justify-single-word="false"/>
      <style:text-properties fo:font-size="24pt" style:text-underline-style="none" officeooo:rsid="006998da" officeooo:paragraph-rsid="006998da" style:font-size-asian="21pt" style:font-size-complex="24pt"/>
    </style:style>
    <style:style style:name="P20" style:family="paragraph" style:parent-style-name="Standard">
      <style:paragraph-properties fo:text-align="start" style:justify-single-word="false"/>
      <style:text-properties fo:font-size="24pt" style:text-underline-style="none" officeooo:rsid="006b1ece" officeooo:paragraph-rsid="006b1ece" style:font-size-asian="21pt" style:font-size-complex="24pt"/>
    </style:style>
    <style:style style:name="P21" style:family="paragraph" style:parent-style-name="Standard">
      <style:paragraph-properties fo:text-align="start" style:justify-single-word="false"/>
      <style:text-properties fo:font-size="24pt" style:text-underline-style="none" officeooo:rsid="006b7e85" officeooo:paragraph-rsid="006b7e85" style:font-size-asian="21pt" style:font-size-complex="24pt"/>
    </style:style>
    <style:style style:name="T1" style:family="text">
      <style:text-properties officeooo:rsid="00313203"/>
    </style:style>
    <style:style style:name="T2" style:family="text">
      <style:text-properties officeooo:rsid="00363e2f"/>
    </style:style>
    <style:style style:name="T3" style:family="text">
      <style:text-properties officeooo:rsid="00385ea2"/>
    </style:style>
    <style:style style:name="T4" style:family="text">
      <style:text-properties officeooo:rsid="003989c7"/>
    </style:style>
    <style:style style:name="T5" style:family="text">
      <style:text-properties officeooo:rsid="003b8665"/>
    </style:style>
    <style:style style:name="T6" style:family="text">
      <style:text-properties officeooo:rsid="0024aa32"/>
    </style:style>
    <style:style style:name="T7" style:family="text">
      <style:text-properties officeooo:rsid="002620aa"/>
    </style:style>
    <style:style style:name="T8" style:family="text">
      <style:text-properties officeooo:rsid="002c5ba6"/>
    </style:style>
    <style:style style:name="T9" style:family="text">
      <style:text-properties officeooo:rsid="002d858f"/>
    </style:style>
    <style:style style:name="T10" style:family="text">
      <style:text-properties officeooo:rsid="002f49fd"/>
    </style:style>
    <style:style style:name="T11" style:family="text">
      <style:text-properties style:text-underline-style="none" officeooo:rsid="003d5fee" style:font-size-asian="21pt" style:font-size-complex="24pt"/>
    </style:style>
    <style:style style:name="T12" style:family="text">
      <style:text-properties style:text-underline-style="none" officeooo:rsid="003f6429" style:font-size-asian="21pt" style:font-size-complex="24pt"/>
    </style:style>
    <style:style style:name="T13" style:family="text">
      <style:text-properties style:text-underline-style="none" officeooo:rsid="00402f68" style:font-size-asian="21pt" style:font-size-complex="24pt"/>
    </style:style>
    <style:style style:name="T14" style:family="text">
      <style:text-properties style:text-underline-style="none" officeooo:rsid="0046e112" style:font-size-asian="21pt" style:font-size-complex="24pt"/>
    </style:style>
    <style:style style:name="T15" style:family="text">
      <style:text-properties officeooo:rsid="00416bc3"/>
    </style:style>
    <style:style style:name="T16" style:family="text">
      <style:text-properties officeooo:rsid="0042cf1b"/>
    </style:style>
    <style:style style:name="T17" style:family="text">
      <style:text-properties officeooo:rsid="0046e112"/>
    </style:style>
    <style:style style:name="T18" style:family="text">
      <style:text-properties officeooo:rsid="00471a1e"/>
    </style:style>
    <style:style style:name="T19" style:family="text">
      <style:text-properties officeooo:rsid="004ba228"/>
    </style:style>
    <style:style style:name="T20" style:family="text">
      <style:text-properties officeooo:rsid="004d1c0d"/>
    </style:style>
    <style:style style:name="T21" style:family="text">
      <style:text-properties officeooo:rsid="004f6c8a"/>
    </style:style>
    <style:style style:name="T22" style:family="text">
      <style:text-properties officeooo:rsid="0050ff66"/>
    </style:style>
    <style:style style:name="T23" style:family="text">
      <style:text-properties officeooo:rsid="005457d9"/>
    </style:style>
    <style:style style:name="T24" style:family="text">
      <style:text-properties officeooo:rsid="0056d16e"/>
    </style:style>
    <style:style style:name="T25" style:family="text">
      <style:text-properties officeooo:rsid="00575b89"/>
    </style:style>
    <style:style style:name="T26" style:family="text">
      <style:text-properties officeooo:rsid="005870b4"/>
    </style:style>
    <style:style style:name="T27" style:family="text">
      <style:text-properties fo:font-size="24pt" style:text-underline-style="none" officeooo:rsid="002b2707" style:font-size-asian="21pt" style:font-size-complex="24pt"/>
    </style:style>
    <style:style style:name="T28" style:family="text">
      <style:text-properties fo:font-size="24pt" style:text-underline-style="none" officeooo:rsid="005b8428" style:font-size-asian="21pt" style:font-size-complex="24pt"/>
    </style:style>
    <style:style style:name="T29" style:family="text">
      <style:text-properties fo:font-size="12pt" style:text-underline-style="none" officeooo:rsid="005b8428" style:font-size-asian="12pt" style:font-size-complex="12pt"/>
    </style:style>
    <style:style style:name="T30" style:family="text">
      <style:text-properties officeooo:rsid="00615c5d"/>
    </style:style>
    <style:style style:name="T31" style:family="text">
      <style:text-properties officeooo:rsid="00636f89"/>
    </style:style>
    <style:style style:name="T32" style:family="text">
      <style:text-properties officeooo:rsid="0064ec85"/>
    </style:style>
    <style:style style:name="T33" style:family="text">
      <style:text-properties officeooo:rsid="00679c33"/>
    </style:style>
    <style:style style:name="T34" style:family="text">
      <style:text-properties officeooo:rsid="006b1e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E DOCS</text:p>
      <text:p text:style-name="P2">written &amp; maintained by </text:p>
      <text:p text:style-name="P2">shadowdev @ doomgames.cc</text:p>
      <text:p text:style-name="P2"/>
      <text:p text:style-name="P3">compiling:</text:p>
      <text:p text:style-name="P3"><text:tab/>requirements: </text:p>
      <text:p text:style-name="P4"><text:tab/><text:span text:style-name="T1">cmake or equivalent, jsoncpp &gt;= 1.9.6</text:span></text:p>
      <text:p text:style-name="P4"/>
      <text:p text:style-name="P4"><text:span text:style-name="T2"><text:tab/>my ldflags -L%</text:span><text:span text:style-name="T3">library</text:span><text:span text:style-name="T4">dir</text:span><text:span text:style-name="T5">path</text:span><text:span text:style-name="T2">% -ljsoncpp</text:span></text:p>
      <text:p text:style-name="P5"/>
      <text:p text:style-name="P6">locations in source code:</text:p>
      <text:p text:style-name="P6"/>
      <text:p text:style-name="P7">UI structs<text:span text:style-name="T6"> : </text:span></text:p>
      <text:p text:style-name="P7"><text:tab/><text:span text:style-name="T7">Types.hpp</text:span></text:p>
      <text:p text:style-name="P8">UI <text:span text:style-name="T8">helpers :</text:span></text:p>
      <text:p text:style-name="P8"><text:tab/><text:span text:style-name="T9">Renderer.hpp </text:span><text:span text:style-name="T10">(namespace UI_elements)</text:span></text:p>
      <text:p text:style-name="P8"/>
      <text:p text:style-name="P9">SaveSystem :</text:p>
      <text:p text:style-name="P10"><text:span text:style-name="T11"><text:tab/></text:span><text:span text:style-name="T12">globalvars.</text:span><text:span text:style-name="T13">cpp </text:span><text:span text:style-name="T14">(namespace DATA)</text:span></text:p>
      <text:p text:style-name="P11"><text:span text:style-name="T15"><text:tab/>(</text:span><text:span text:style-name="T16">SaveInventoryJson,LoadInventoryJson)</text:span></text:p>
      <text:p text:style-name="P11"/>
      <text:p text:style-name="P11"><text:tab/><text:span text:style-name="T17">&amp;</text:span></text:p>
      <text:p text:style-name="P11"/>
      <text:p text:style-name="P11"><text:tab/><text:span text:style-name="T18">Save , Load</text:span></text:p>
      <text:p text:style-name="P11"><text:soft-page-break/></text:p>
      <text:p text:style-name="P12">Debugging : </text:p>
      <text:p text:style-name="P12"><text:tab/>%<text:span text:style-name="T19">exefile% --debug</text:span></text:p>
      <text:p text:style-name="P12"><text:tab/><text:span text:style-name="T20">(runs in debug mode src in main.cpp)</text:span></text:p>
      <text:p text:style-name="P12"/>
      <text:p text:style-name="P13">Modding <text:span text:style-name="T21">(mapping) </text:span>: </text:p>
      <text:p text:style-name="P8"><text:tab/><text:span text:style-name="T22">Map level </text:span><text:span text:style-name="T23">overriding</text:span><text:span text:style-name="T22"> will be added </text:span><text:span text:style-name="T24">in the</text:span></text:p>
      <text:p text:style-name="P8"><text:tab/><text:span text:style-name="T25">next update (</text:span><text:span text:style-name="T26">31/07/2025)</text:span></text:p>
      <text:p text:style-name="P8"><text:tab/></text:p>
      <text:p text:style-name="P14"><text:span text:style-name="T27"><text:tab/></text:span><text:span text:style-name="T28">mapping tool &gt;&gt;</text:span><text:span text:style-name="T27"> </text:span><text:a xlink:type="simple" xlink:href="https://github.com/shadow9owo/xtHUNT-modding" text:style-name="Internet_20_link" text:visited-style-name="Visited_20_Internet_20_Link"><text:span text:style-name="T29">https://github.com/shadow9owo/xtHUNT-modding</text:span></text:a></text:p>
      <text:p text:style-name="P7"/>
      <text:p text:style-name="P15">Rendering :</text:p>
      <text:p text:style-name="P15"><text:tab/><text:span text:style-name="T30">Render.cpp</text:span></text:p>
      <text:p text:style-name="P15"/>
      <text:p text:style-name="P15"><text:tab/><text:span text:style-name="T31">notes when the games started yes a camera</text:span></text:p>
      <text:p text:style-name="P16"><text:tab/>is defined but there is no real purpose for it</text:p>
      <text:p text:style-name="P16"><text:tab/>except scaling up to screenres </text:p>
      <text:p text:style-name="P16"><text:tab/></text:p>
      <text:p text:style-name="P16"><text:tab/><text:span text:style-name="T32">(DO NOT USE ANY CAMERA</text:span></text:p>
      <text:p text:style-name="P16"><text:tab/><text:span text:style-name="T32">FUNCTIONS IF YOU DONT HAVE TO)</text:span></text:p>
      <text:p text:style-name="P16"/>
      <text:p text:style-name="P16"><text:tab/><text:span text:style-name="T33">notes : </text:span></text:p>
      <text:p text:style-name="P16"><text:tab/><text:tab/><text:span text:style-name="T33">USE : </text:span></text:p>
      <text:p text:style-name="P17"><text:tab/> <text:s text:c="3"/>int GetInternalRenderWidth() { return GAME::target.texture.width; }</text:p>
      <text:p text:style-name="P17"><text:soft-page-break/><text:s text:c="4"/>int GetInternalRenderHeight() { return GAME::target.texture.height; }<text:tab/></text:p>
      <text:p text:style-name="P17"><text:tab/><text:span text:style-name="T33">TO GET SCREENSIZES!!! </text:span></text:p>
      <text:p text:style-name="P18">(DO NOT FORGET) <text:span text:style-name="T34">(UTILS.hpp)</text:span></text:p>
      <text:p text:style-name="P19"/>
      <text:p text:style-name="P20">USE Vector2I GetMousePositionPro()</text:p>
      <text:p text:style-name="P20">to get scaled screensize </text:p>
      <text:p text:style-name="P21">(base hardcoded screensize is 1280x720)</text:p>
      <text:p text:style-name="P20"><text:s/>(UTILS.hpp)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18:41:49.956840900</meta:creation-date>
    <meta:generator>LibreOffice/25.2.4.3$Windows_X86_64 LibreOffice_project/33e196637044ead23f5c3226cde09b47731f7e27</meta:generator>
    <dc:date>2025-07-31T20:18:53.003079400</dc:date>
    <meta:editing-duration>PT1H36M23S</meta:editing-duration>
    <meta:editing-cycles>77</meta:editing-cycles>
    <meta:document-statistic meta:table-count="0" meta:image-count="0" meta:object-count="0" meta:page-count="3" meta:paragraph-count="43" meta:word-count="148" meta:character-count="1090" meta:non-whitespace-character-count="937"/>
  </office:meta>
</office:document-meta>
</file>